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3.203cm" table:align="center"/>
    </style:style>
    <style:style style:name="Tabla1.A" style:family="table-column">
      <style:table-column-properties style:column-width="13.203cm"/>
    </style:style>
    <style:style style:name="Tabla1.1" style:family="table-row">
      <style:table-row-properties fo:background-color="#f5d0a9">
        <style:background-image/>
      </style:table-row-properties>
    </style:style>
    <style:style style:name="Tabla1.A1" style:family="table-cell">
      <style:table-cell-properties style:vertical-align="middle" fo:padding="0.132cm" fo:border="none"/>
    </style:style>
    <style:style style:name="Tabla1.A2" style:family="table-cell">
      <style:table-cell-properties style:vertical-align="middle" fo:background-color="#f6e3ce" fo:padding="0.132cm" fo:border="none">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list-style-name="L4">
      <style:paragraph-properties fo:text-align="justify"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1">
      <style:paragraph-properties fo:margin-top="0cm" fo:margin-bottom="0cm" fo:text-align="justify" style:justify-single-word="false"/>
    </style:style>
    <style:style style:name="P9" style:family="paragraph" style:parent-style-name="Text_20_body" style:list-style-name="L2">
      <style:paragraph-properties fo:margin-top="0cm" fo:margin-bottom="0cm" fo:text-align="justify" style:justify-single-word="false"/>
    </style:style>
    <style:style style:name="P10" style:family="paragraph" style:parent-style-name="Text_20_body" style:list-style-name="L3">
      <style:paragraph-properties fo:margin-top="0cm" fo:margin-bottom="0cm" fo:text-align="justify" style:justify-single-word="false"/>
    </style:style>
    <style:style style:name="P11" style:family="paragraph" style:parent-style-name="Text_20_body" style:list-style-name="L4">
      <style:paragraph-properties fo:margin-top="0cm" fo:margin-bottom="0cm" fo:text-align="justify" style:justify-single-word="false"/>
    </style:style>
    <style:style style:name="P12" style:family="paragraph" style:parent-style-name="Text_20_body" style:list-style-name="L5">
      <style:paragraph-properties fo:margin-top="0cm" fo:margin-bottom="0cm" fo:text-align="justify" style:justify-single-word="false"/>
    </style:style>
    <style:style style:name="P13" style:family="paragraph" style:parent-style-name="Text_20_body" style:list-style-name="L4">
      <style:paragraph-properties fo:margin-top="0cm" fo:margin-bottom="0cm"/>
    </style:style>
    <style:style style:name="P14" style:family="paragraph" style:parent-style-name="Text_20_body" style:list-style-name="L5">
      <style:paragraph-properties fo:margin-top="0cm" fo:margin-bottom="0cm"/>
    </style:style>
    <style:style style:name="P15" style:family="paragraph" style:parent-style-name="Table_20_Contents" style:list-style-name="L6">
      <style:paragraph-properties fo:text-align="justify" style:justify-single-word="false"/>
    </style:style>
    <style:style style:name="P16" style:family="paragraph" style:parent-style-name="Table_20_Contents" style:list-style-name="L7">
      <style:paragraph-properties fo:text-align="justify" style:justify-single-word="false"/>
    </style:style>
    <style:style style:name="P17" style:family="paragraph" style:parent-style-name="Table_20_Contents">
      <style:paragraph-properties fo:margin-top="0cm" fo:margin-bottom="0.499cm" fo:text-align="center" style:justify-single-word="false"/>
    </style:style>
    <style:style style:name="P18" style:family="paragraph" style:parent-style-name="Table_20_Contents" style:list-style-name="L6">
      <style:paragraph-properties fo:margin-top="0cm" fo:margin-bottom="0.499cm" fo:text-align="center" style:justify-single-word="false"/>
    </style:style>
    <style:style style:name="P19" style:family="paragraph" style:parent-style-name="Table_20_Contents" style:list-style-name="L7">
      <style:paragraph-properties fo:margin-top="0cm" fo:margin-bottom="0.499cm" fo:text-align="center" style:justify-single-word="false"/>
    </style:style>
    <style:style style:name="P20" style:family="paragraph" style:parent-style-name="Table_20_Contents">
      <style:paragraph-properties fo:margin-top="0cm" fo:margin-bottom="0.499cm" fo:text-align="justify" style:justify-single-word="false"/>
    </style:style>
    <style:style style:name="P21" style:family="paragraph" style:parent-style-name="Heading_20_2">
      <style:paragraph-properties fo:text-align="justify" style:justify-single-word="false"/>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size="12pt"/>
    </style:style>
    <style:style style:name="fr1" style:family="graphic" style:parent-style-name="Graphics">
      <style:graphic-properties fo:margin-left="0.132cm" fo:margin-right="0.132cm" fo:margin-top="0.132cm" fo:margin-bottom="0.265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5408609946542444656"/><text:a xlink:type="simple" xlink:href="http://cacharreopuroyduro.blogspot.com/2010/03/practica-29-perfiles-de-usuarios.html">Práctica 29: Perfiles de usuarios.</text:a> </text:h>
      <text:section text:style-name="Sect1" text:name="post-5408609946542444656">
        <text:p text:style-name="P1">     Un <text:span text:style-name="Strong_20_Emphasis">perfil </text:span>define el entorno personalizado de un usuario. El perfil contiene la configuración del escritorio y de los programas de usuario y se crea automáticamente para cada usuario cuando inicia sesión en un equipo. Un perfil ofrece muchas ventajas como:</text:p>
        <text:list xml:id="list21684731" text:style-name="L1">
          <text:list-item>
            <text:p text:style-name="P8">Múltiples usuarios pueden utilizar el mismo equipo, con la configuración de cada uno recuperada al iniciar sesión al mismo estado en que estaba cuando cerró sesión.</text:p>
          </text:list-item>
          <text:list-item>
            <text:p text:style-name="P8">Los cambios hechos por un usuario en el escritorio no afectan a otro usuario.</text:p>
          </text:list-item>
          <text:list-item>
            <text:p text:style-name="P8">Administración de usuarios y grupos.</text:p>
          </text:list-item>
          <text:list-item>
            <text:p text:style-name="P8">Si los perfiles de usuario se almacenan en un servidor pueden seguir a los usuarios en cualquier equipo de la red que ejecute Windows Server 2003, Windows XP Professional, Windows 2000 o Windows NT 4.</text:p>
            <text:p text:style-name="P3"/>
          </text:list-item>
        </text:list>
        <text:p text:style-name="P1">    Se definen tres tipos de perfiles:</text:p>
        <text:list xml:id="list21710925" text:style-name="L2">
          <text:list-item>
            <text:p text:style-name="P9"><text:span text:style-name="Strong_20_Emphasis"><text:span text:style-name="T1">Perfiles locales</text:span></text:span>.- Son los perfiles creados en un equipo cuando un usuario inicia sesión. El perfil es específico de un usuario, local al equipo y se almacena en el disco duro del equipo local. El perfil de usuario se almacena en la carpeta <text:span text:style-name="Emphasis">“C:\Documents and Settings”.</text:span></text:p>
          </text:list-item>
          <text:list-item>
            <text:p text:style-name="P9"><text:span text:style-name="Strong_20_Emphasis"><text:span text:style-name="T1">Perfiles móviles</text:span></text:span>.- Son perfiles creados por el administrador y almacenados en un servidor. Estos perfiles siguen al usuario a cualquier máquina de la red Windows Server 2003, Windows XP Professional, Windows 2000 o Windows NT4.</text:p>
          </text:list-item>
          <text:list-item>
            <text:p text:style-name="P9"><text:span text:style-name="Strong_20_Emphasis"><text:span text:style-name="T1">Perfiles obligatorios</text:span></text:span>.- Son perfiles móviles que sólo pueden ser modificados por el administrador.</text:p>
            <text:p text:style-name="P4"/>
          </text:list-item>
        </text:list>
        <text:h text:style-name="P21" text:outline-level="2"><text:span text:style-name="Strong_20_Emphasis"><text:span text:style-name="T1">Perfiles móviles de usuario.</text:span></text:span></text:h>
        <text:p text:style-name="P1">     Un perfil de usuario permite que un usuario mantenga el entorno en que está trabajando cada vez que inicia una sesión. Lo interesante es mantener el perfil del usuario de ese dominio sin que afecte en que equipo se conecte. Esto quiere decir tener <text:span text:style-name="T2">perfiles móviles</text:span>. </text:p>
        <text:p text:style-name="P1">     Los procesos en un perfil móvil son los siguientes: </text:p>
        <text:list xml:id="list21697104" text:style-name="L3">
          <text:list-item>
            <text:p text:style-name="P10"><text:span text:style-name="Emphasis">El usuario se identifica.</text:span> </text:p>
          </text:list-item>
          <text:list-item>
            <text:p text:style-name="P10"><text:span text:style-name="Emphasis">Se comprueba que el usuario tenga un perfil móvil.</text:span> </text:p>
          </text:list-item>
          <text:list-item>
            <text:p text:style-name="P10"><text:span text:style-name="Emphasis">El perfil se aplica a la máquina particular.</text:span> </text:p>
          </text:list-item>
          <text:list-item>
            <text:p text:style-name="P10"><text:span text:style-name="Emphasis">El perfil se guarda al finalizar la sesión.</text:span></text:p>
            <text:p text:style-name="P5"/>
          </text:list-item>
        </text:list>
        <text:p text:style-name="P1">     Es bastante importante si el usuario se mueve dentro de la organización utilizando distintas máquinas. También se pueden instalar aplicaciones a todos o ciertos usuarios utilizando los perfiles con lo que esta operación conlleva una gran facilidad de instalación de aplicaciones, configuraciones etc. </text:p>
        <text:p text:style-name="P1">     Los pasos para crear un <text:span text:style-name="T2">perfil móvil</text:span> son:</text:p>
        <text:list xml:id="list21692288" text:style-name="L4">
          <text:list-item>
            <text:p text:style-name="P2">Lo primero que se puede hacer es crear en el servidor un carpeta llamada <text:span text:style-name="Strong_20_Emphasis">“Perfiles”</text:span> donde se irán generado las carpetas de perfil de cada usuario al validarlos la primera vez. Esta carpeta tiene que estar como <text:span text:style-name="Strong_20_Emphasis">carpeta compartida con permisos para los usuarios</text:span> con <text:soft-page-break/>perfil móvil.<draw:frame draw:style-name="fr1" draw:name="gráficos1" text:anchor-type="as-char" svg:width="10.583cm" svg:height="9.34cm" draw:z-index="0"><draw:image xlink:href="http://lh5.ggpht.com/_vibUS7unJBA/S-NKGJLVr2I/AAAAAAAACRI/oVnK2_u_DlM/perfilmovil3%5B1%5D.gif?imgmax=800" xlink:type="simple" xlink:show="embed" xlink:actuate="onLoad"/><svg:title>perfilmovil3</svg:title></draw:frame></text:p>
          </text:list-item>
          <text:list-item>
            <text:p text:style-name="P2">Una opción a tener en cuenta en la gestión de los perfiles es la ubicación de la carpeta <text:span text:style-name="T2">Mis documentos</text:span>. Al ser un perfil móvil interesa que la carpeta <text:span text:style-name="T2">Mis documentos</text:span> también <text:span text:style-name="T2">sea móvil</text:span> y así el usuario pueda tener acceso a estos recursos en cualquier PC. Por defecto se guarda en local en la máquina en la cual se está conectado. Para hacer móvil la carpeta <text:span text:style-name="T2">Mis documentos</text:span> lo único que hay que hacer es <text:span text:style-name="Strong_20_Emphasis">crear una carpeta compartida</text:span> (por ejemplo, llamada <text:span text:style-name="Strong_20_Emphasis">“Usuarios”</text:span>) donde se vayan guardando los documentos de estos perfiles.<text:soft-page-break/><draw:frame draw:style-name="fr1" draw:name="gráficos2" text:anchor-type="as-char" svg:width="10.583cm" svg:height="13.653cm" draw:z-index="1"><draw:image xlink:href="http://lh5.ggpht.com/_vibUS7unJBA/S-IThEsqHkI/AAAAAAAACRM/boknrZ3Hd-I/perfilmovil6%5B1%5D.gif?imgmax=800" xlink:type="simple" xlink:show="embed" xlink:actuate="onLoad"/><svg:title>perfilmovil6</svg:title></draw:frame> </text:p>
          </text:list-item>
          <text:list-item>
            <text:p text:style-name="P2">Abrir “<text:span text:style-name="Emphasis"><text:span text:style-name="T2">Usuarios y Equipos del Directorio Activo”</text:span></text:span> en las herramientas administrativas. Seleccionar el usuario al que se le va a añadir el perfil móvil y pinchar con el botón derecho del ratón en <text:span text:style-name="Strong_20_Emphasis"><text:span text:style-name="Emphasis">Propiedades</text:span></text:span> , y luego la pestaña <text:span text:style-name="Strong_20_Emphasis"><text:span text:style-name="Emphasis">“Perfiles”.</text:span></text:span><text:span text:style-name="Strong_20_Emphasis"><text:span text:style-name="Emphasis"><draw:frame draw:style-name="fr1" draw:name="gráficos3" text:anchor-type="as-char" svg:width="10.583cm" svg:height="8.361cm" draw:z-index="2"><draw:image xlink:href="http://lh5.ggpht.com/_vibUS7unJBA/S-ITiud8cNI/AAAAAAAACRQ/EtDjUgcfKfw/perfilmovil1%5B1%5D.gif?imgmax=800" xlink:type="simple" xlink:show="embed" xlink:actuate="onLoad"/><svg:title>perfilmovil1</svg:title></draw:frame></text:span></text:span></text:p>
          </text:list-item>
          <text:list-item>
            <text:p text:style-name="P2">En perfiles hay que indicar la <text:span text:style-name="T2">ruta del perfil móvil</text:span>. En el ejemplo se va a guardar el perfil <text:soft-page-break/>en el servidor en la ruta <text:span text:style-name="Emphasis"><text:span text:style-name="Strong_20_Emphasis">“\\server\perfiles\%Username%”</text:span></text:span> donde: </text:p>
            <text:list>
              <text:list-item>
                <text:p text:style-name="P11"><text:span text:style-name="Emphasis">“</text:span><text:span text:style-name="Emphasis"><text:span text:style-name="T2">server”</text:span></text:span> es el nombre del servidor. </text:p>
              </text:list-item>
              <text:list-item>
                <text:p text:style-name="P11"><text:span text:style-name="Emphasis"><text:span text:style-name="Strong_20_Emphasis">“perfiles”</text:span></text:span> es la carpeta compartida que se ha creado en el servidor. </text:p>
              </text:list-item>
              <text:list-item>
                <text:p text:style-name="P11"><text:span text:style-name="Emphasis">“</text:span><text:span text:style-name="Emphasis"><text:span text:style-name="T2">%Username%”</text:span></text:span> es la variable que automáticamente escribirá el nombre de usuario el propio sistema operativo. </text:p>
                <text:p text:style-name="P13"><draw:frame draw:style-name="fr1" draw:name="gráficos4" text:anchor-type="as-char" svg:width="10.583cm" svg:height="9.34cm" draw:z-index="3"><draw:image xlink:href="http://lh4.ggpht.com/_vibUS7unJBA/S-ITkA813KI/AAAAAAAACRU/4qcVseeoy6I/192%5B1%5D.jpg?imgmax=800" xlink:type="simple" xlink:show="embed" xlink:actuate="onLoad"/><svg:title>192</svg:title></draw:frame>  </text:p>
              </text:list-item>
            </text:list>
          </text:list-item>
          <text:list-item>
            <text:p text:style-name="P11">Para hacer móvil la carpeta Mis documentos lo único que hay que hacer poner la ruta <text:span text:style-name="Emphasis"><text:span text:style-name="Strong_20_Emphasis">“\\server\usuarios\%Username%”</text:span></text:span><text:span text:style-name="Emphasis"> en el apartado de</text:span> <text:span text:style-name="Emphasis"><text:span text:style-name="Strong_20_Emphasis">“Conectar a”</text:span></text:span><text:span text:style-name="Emphasis"> y asignarla una unidad de red, por lo que es usuario le aparecerá una nueva unidad de disco apuntando a sus documentos.</text:span></text:p>
            <text:p text:style-name="P13"><text:span text:style-name="Emphasis"><draw:frame draw:style-name="fr1" draw:name="gráficos5" text:anchor-type="as-char" svg:width="10.583cm" svg:height="2.699cm" draw:z-index="4"><draw:image xlink:href="http://lh4.ggpht.com/_vibUS7unJBA/S-ITkwfuHOI/AAAAAAAACRY/T1Rz3wtfndg/perfilmovil4%5B1%5D.gif?imgmax=800" xlink:type="simple" xlink:show="embed" xlink:actuate="onLoad"/><svg:title>perfilmovil4</svg:title></draw:frame></text:span> </text:p>
          </text:list-item>
          <text:list-item>
            <text:p text:style-name="P2">Una vez configurado solo quedará que el usuario se conecté y establezca como ruta de Mis documentos la nueva ruta. Para hacer esto hay que conectarse con el nombre del usuario y seleccionar <text:span text:style-name="Strong_20_Emphasis">Botón dcho. en Mis Documentos -&gt; Propiedades</text:span> e introducir la ruta (<text:span text:style-name="Emphasis"><text:span text:style-name="Strong_20_Emphasis">“\\server\usuarios\%Username%”</text:span></text:span><text:span text:style-name="Emphasis"> </text:span>). </text:p>
            <text:p text:style-name="P2"><text:soft-page-break/><draw:frame draw:style-name="fr1" draw:name="gráficos6" text:anchor-type="as-char" svg:width="10.583cm" svg:height="13.653cm" draw:z-index="5"><draw:image xlink:href="http://lh4.ggpht.com/_vibUS7unJBA/S-ITmMkZKfI/AAAAAAAACRc/TGsmXSX_UWQ/perfilmovil5%5B1%5D.gif?imgmax=800" xlink:type="simple" xlink:show="embed" xlink:actuate="onLoad"/><svg:title>perfilmovil5</svg:title></draw:frame> </text:p>
            <text:p text:style-name="P6"/>
          </text:list-item>
        </text:list>
        <text:p text:style-name="P1"> </text:p>
        <text:h text:style-name="P21" text:outline-level="2"><text:span text:style-name="Strong_20_Emphasis"><text:span text:style-name="T1">Perfiles obligatorios de usuario.</text:span></text:span></text:h>
        <text:p text:style-name="P1">     Un perfil obligatorio es un perfil en el cual el usuario aunque lo modifique, los cambios no se guardarán. Así que cada vez que se vuelva a conectar <text:span text:style-name="T2">tendrá el mismo perfil que tenía originalmente.</text:span></text:p>
        <text:p text:style-name="P1">     Los pasos para crear un <text:span text:style-name="T2">perfil móvil</text:span> son:</text:p>
        <text:list xml:id="list21713016" text:style-name="L5">
          <text:list-item>
            <text:p text:style-name="P12">Crear una <text:span text:style-name="T2">carpeta compartida</text:span> donde se almacenarán los perfiles obligatorios. Se puede usar la misma carpeta <text:span text:style-name="Strong_20_Emphasis">“Perfiles”</text:span> creada para los perfiles móviles, aunque en este caso creamos una carpeta dentro llamada <text:span text:style-name="Strong_20_Emphasis">“obligatorio”</text:span>. </text:p>
            <text:p text:style-name="P14"><text:soft-page-break/><draw:frame draw:style-name="fr1" draw:name="gráficos7" text:anchor-type="as-char" svg:width="10.689cm" svg:height="8.89cm" draw:z-index="6"><draw:image xlink:href="http://lh5.ggpht.com/_vibUS7unJBA/S-NKI5vmIPI/AAAAAAAACRg/bMW5JDg0G5c/perfilobligatorio1%5B2%5D.gif?imgmax=800" xlink:type="simple" xlink:show="embed" xlink:actuate="onLoad"/><svg:title>perfilobligatorio1</svg:title></draw:frame></text:p>
          </text:list-item>
          <text:list-item>
            <text:p text:style-name="P12">Hay que cambiar la ruta del perfil en el usuario,  abrir <text:span text:style-name="Strong_20_Emphasis"><text:span text:style-name="Emphasis">Usuario y equipos del Directorio Activo –&gt; Botón dcho. en el usuario -&gt; Propiedades &gt; Pestaña Perfil</text:span></text:span>. En “Perfil” introducir el path de la carpeta creada para los perfiles obligatorios.</text:p>
            <text:p text:style-name="P14"><draw:frame draw:style-name="fr1" draw:name="gráficos8" text:anchor-type="as-char" svg:width="10.636cm" svg:height="12.753cm" draw:z-index="7"><draw:image xlink:href="http://lh4.ggpht.com/_vibUS7unJBA/S-NKJsNm5-I/AAAAAAAACRk/zqmJJkBWdM4/perfilobligatorio2%5B1%5D.gif?imgmax=800" xlink:type="simple" xlink:show="embed" xlink:actuate="onLoad"/><svg:title>perfilobligatorio2</svg:title></draw:frame></text:p>
          </text:list-item>
          <text:list-item>
            <text:p text:style-name="P12">El siguiente paso es conectarse con el usuario para que cargue el perfil en la carpeta que se ha creado, configurar el entorno del usuario a gusto y seguidamente, para convertir el perfil a obligatorio, hay que <text:span text:style-name="T2">renombrar el fichero NTUSER.DAT a NTUSER.MAN</text:span>. Así aunque <text:soft-page-break/>el usuario modifique su perfil, cada vez que se vuelva a conectar se cargará el que tenía originalmente. </text:p>
            <text:p text:style-name="P7"><draw:frame draw:style-name="fr1" draw:name="gráficos9" text:anchor-type="as-char" svg:width="10.636cm" svg:height="9.446cm" draw:z-index="8"><draw:image xlink:href="http://lh4.ggpht.com/_vibUS7unJBA/S-NKKENcvqI/AAAAAAAACRo/wpyJWZUiJSw/perfilobligatorio3%5B1%5D.gif?imgmax=800" xlink:type="simple" xlink:show="embed" xlink:actuate="onLoad"/><svg:title>perfilobligatorio3</svg:title></draw:frame> </text:p>
          </text:list-item>
        </text:list>
        <table:table table:name="Tabla1" table:style-name="Tabla1">
          <table:table-column table:style-name="Tabla1.A"/>
          <table:table-row table:style-name="Tabla1.1">
            <table:table-cell table:style-name="Tabla1.A1" office:value-type="string">
              <text:p text:style-name="P17"><text:span text:style-name="Strong_20_Emphasis"><text:span text:style-name="T3">EJEMPLO PERFIL MÓVIL</text:span></text:span></text:p>
            </table:table-cell>
          </table:table-row>
          <table:table-row>
            <table:table-cell table:style-name="Tabla1.A2" office:value-type="string">
              <text:p text:style-name="P20">     Un ejemplo de lo que se podría hacer con los perfiles móviles es configurar los datos de usuario de la siguiente forma:</text:p>
              <text:list xml:id="list21685621" text:style-name="L6">
                <text:list-item>
                  <text:p text:style-name="P15">Primero creamos una carpeta compartida en el Servidor llamada, por ejemplo,<text:span text:style-name="Emphasis"> “Usuarios”</text:span><text:span text:style-name="Strong_20_Emphasis"> </text:span>de la que va a colgar una carpeta por usuario. Asignar a las carpetas de cada usuario permisos para <text:span text:style-name="Emphasis">“Administradores”</text:span> y el <text:span text:style-name="Emphasis">usuario</text:span> concreto.</text:p>
                </text:list-item>
                <text:list-item>
                  <text:p text:style-name="P15">Igualmente podemos crear otra carpeta llamada <text:span text:style-name="Emphasis">“Correos”</text:span>, con las mismas características que la anterior.</text:p>
                </text:list-item>
                <text:list-item>
                  <text:p text:style-name="P15">Para almacenar los perfiles móviles creamos otra carpeta llamada <text:span text:style-name="Emphasis">“Perfiles”.</text:span></text:p>
                </text:list-item>
                <text:list-item>
                  <text:p text:style-name="P15">Creamos los usuarios.</text:p>
                </text:list-item>
                <text:list-item>
                  <text:p text:style-name="P15">Desde los equipos clientes, validamos e identificamos las cuentas de usuario, configurando totalmente el entorno, incluido las cuentas de correo electrónico.</text:p>
                </text:list-item>
                <text:list-item>
                  <text:p text:style-name="P15">Redireccionamos la carpeta <text:span text:style-name="Emphasis">“Mis Documentos”</text:span> a la primera carpeta compartida de tipo <text:span text:style-name="Emphasis">\\SERVIDOR\Usuarios\USUARIO</text:span>. </text:p>
                </text:list-item>
                <text:list-item>
                  <text:p text:style-name="P15">Configuramos Internet Explorer para que borre los ficheros temporales al salir del programa.</text:p>
                </text:list-item>
                <text:list-item>
                  <text:p text:style-name="P15">Seguidamente configuramos los programas de correo electrónico:</text:p>
                  <text:list>
                    <text:list-item>
                      <text:p text:style-name="P15">Si se utiliza <text:span text:style-name="Strong_20_Emphasis">Outlook</text:span> movemos el fichero <text:span text:style-name="Emphasis">xxx.pst</text:span> desde la carpeta Outlook a <text:span text:style-name="Emphasis">\\SERVIDOR\Usuarios\USUARIO\xxx.pst</text:span> y abrimos de nuevo Outlook el cual nos da un error y nos pedirá que reasignemos el fichero .pst correspondiente.</text:p>
                    </text:list-item>
                    <text:list-item>
                      <text:p text:style-name="P15">Si se utiliza <text:span text:style-name="Strong_20_Emphasis">Outlook Express</text:span> movemos el directorio <text:span text:style-name="Emphasis">"Outlook Express"</text:span> y el fichero <text:span text:style-name="Emphasis">xxx.wab</text:span> de la libreta de direcciones  a <text:soft-page-break/><text:span text:style-name="Emphasis">\\SERVIDOR\Usuarios\USUARIO\OutlookExpress</text:span>  y <text:span text:style-name="Strong_20_Emphasis">SIN ABRIR</text:span> Outlook Express entramos en el Registro de Windows con <text:span text:style-name="Emphasis">regedit</text:span> y se modifican los valores de las siguientes claves:</text:p>
                      <text:p text:style-name="P18"/>
                    </text:list-item>
                  </text:list>
                </text:list-item>
              </text:list>
              <text:p text:style-name="P20"><text:span text:style-name="Emphasis">"HKEY_CURRENT_USER\Identities\{????????????????}\Software\Microsoft\OutlookExpress\5.0\Store Root"  con el path \\SERVIDOR\Usuarios\USUARIO\OutlookExpress</text:span></text:p>
              <text:p text:style-name="P20"><text:span text:style-name="Emphasis">"HKEY_CURRENT_USER\Software\Microsoft\WAB\WAB4 \Wab File Name" con el path \\SERVIDOR\Usuarios\USUARIO\xxx.wab</text:span> </text:p>
              <text:list xml:id="list21682834" text:style-name="L7">
                <text:list-item>
                  <text:p text:style-name="P16"><text:span text:style-name="Strong_20_Emphasis">SIN ABRIR NADA</text:span> se cierra la sesión y se vuelve a abrir (es fundamental).</text:p>
                </text:list-item>
                <text:list-item>
                  <text:p text:style-name="P16">Cerramos de nuevo la sesión de usuario y abrimos sesión de <text:span text:style-name="Emphasis">Administrador</text:span> y copiamos su perfil local a través de <text:span text:style-name="Emphasis">MiPC –&gt; Propiedades –&gt; Opciones Avanzadas –&gt;</text:span> <text:span text:style-name="Emphasis">Perfiles de usuario – Configuración</text:span> a la carpeta  <text:span text:style-name="Emphasis">\\SERVIDOR\Usuarios\USUARIO</text:span>.</text:p>
                </text:list-item>
                <text:list-item>
                  <text:p text:style-name="P16">Desde la <text:span text:style-name="Emphasis">Administración de Usuarios</text:span> les asignamos en las propiedades el directorio asignado para su perfil móvil (<text:span text:style-name="Emphasis">\\SERVIDOR\Usuarios\USUARIO</text:span>).</text:p>
                  <text:p text:style-name="P19"/>
                </text:list-item>
              </text:list>
              <text:p text:style-name="P20"><text:span text:style-name="Emphasis"><text:span text:style-name="Strong_20_Emphasis"><text:span text:style-name="T1">NOTA:</text:span></text:span></text:span><text:span text:style-name="Emphasis"> Redireccionamos la carpeta “Mis Documentos” y el correo para que no se transmitan por la red cada vez que se valida el usuario y se hace que se borren los ficheros temporales de Internet Explorer por la misma razón.</text:span>    </text:p>
            </table:table-cell>
          </table:table-row>
        </table:table>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Mincho"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01M00S</meta:editing-duration>
    <meta:editing-cycles>3</meta:editing-cycles>
    <meta:generator>OpenOffice.org/3.2$Win32 OpenOffice.org_project/320m18$Build-9502</meta:generator>
    <dc:date>2010-11-19T01:58:25.25</dc:date>
    <meta:document-statistic meta:table-count="1" meta:image-count="9" meta:object-count="0" meta:page-count="8" meta:paragraph-count="59" meta:word-count="1286" meta:character-count="7873"/>
    <dc:creator>aaaaa </dc:creator>
    <meta:user-defined meta:name="Info 1"/>
    <meta:user-defined meta:name="Info 2"/>
    <meta:user-defined meta:name="Info 3"/>
    <meta:user-defined meta:name="Info 4"/>
  </office:meta>
</office:document-meta>
</file>